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Arial" svg:font-family="Arial, Helvetica, sans-serif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Uitkomst_5f_Pieter" style:display-name="Uitkomst_Pieter" style:family="table">
      <style:table-properties style:width="15.081cm" fo:margin-left="1.281cm" fo:margin-right="0.639cm" table:align="margins"/>
    </style:style>
    <style:style style:name="Uitkomst_5f_Pieter.A" style:display-name="Uitkomst_Pieter.A" style:family="table-column">
      <style:table-column-properties style:column-width="2.99cm" style:rel-column-width="1695*"/>
    </style:style>
    <style:style style:name="Uitkomst_5f_Pieter.B" style:display-name="Uitkomst_Pieter.B" style:family="table-column">
      <style:table-column-properties style:column-width="2.858cm" style:rel-column-width="1620*"/>
    </style:style>
    <style:style style:name="Uitkomst_5f_Pieter.C" style:display-name="Uitkomst_Pieter.C" style:family="table-column">
      <style:table-column-properties style:column-width="3.969cm" style:rel-column-width="2250*"/>
    </style:style>
    <style:style style:name="Uitkomst_5f_Pieter.D" style:display-name="Uitkomst_Pieter.D" style:family="table-column">
      <style:table-column-properties style:column-width="5.265cm" style:rel-column-width="2985*"/>
    </style:style>
    <style:style style:name="Uitkomst_5f_Pieter.A1" style:display-name="Uitkomst_Pieter.A1" style:family="table-cell">
      <style:table-cell-properties fo:padding="0.097cm" fo:border-left="0.002cm solid #000000" fo:border-right="none" fo:border-top="0.002cm solid #000000" fo:border-bottom="0.002cm solid #000000"/>
    </style:style>
    <style:style style:name="Uitkomst_5f_Pieter.D1" style:display-name="Uitkomst_Pieter.D1" style:family="table-cell">
      <style:table-cell-properties fo:padding="0.097cm" fo:border="0.002cm solid #000000"/>
    </style:style>
    <style:style style:name="Uitkomst_5f_Pieter.A2" style:display-name="Uitkomst_Pieter.A2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Uitkomst_5f_Pieter.D2" style:display-name="Uitkomst_Pieter.D2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Uitkomst_5f_Pieter.A4" style:display-name="Uitkomst_Pieter.A4" style:family="table-cell">
      <style:table-cell-properties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Uitkomst_5f_Pieter.D4" style:display-name="Uitkomst_Pieter.D4" style:family="table-cell">
      <style:table-cell-properties fo:background-color="#ff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1" style:family="table">
      <style:table-properties style:width="15.134cm" fo:margin-left="1.281cm" fo:margin-right="0.586cm" table:align="margins"/>
    </style:style>
    <style:style style:name="Tabel1.A" style:family="table-column">
      <style:table-column-properties style:column-width="2.99cm" style:rel-column-width="1695*"/>
    </style:style>
    <style:style style:name="Tabel1.B" style:family="table-column">
      <style:table-column-properties style:column-width="2.884cm" style:rel-column-width="1635*"/>
    </style:style>
    <style:style style:name="Tabel1.C" style:family="table-column">
      <style:table-column-properties style:column-width="3.942cm" style:rel-column-width="2235*"/>
    </style:style>
    <style:style style:name="Tabel1.D" style:family="table-column">
      <style:table-column-properties style:column-width="5.318cm" style:rel-column-width="3015*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D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2" style:family="table">
      <style:table-properties style:width="15.108cm" fo:margin-left="1.281cm" fo:margin-right="0.612cm" table:align="margins"/>
    </style:style>
    <style:style style:name="Tabel2.A" style:family="table-column">
      <style:table-column-properties style:column-width="2.99cm" style:rel-column-width="1695*"/>
    </style:style>
    <style:style style:name="Tabel2.B" style:family="table-column">
      <style:table-column-properties style:column-width="2.884cm" style:rel-column-width="1635*"/>
    </style:style>
    <style:style style:name="Tabel2.C" style:family="table-column">
      <style:table-column-properties style:column-width="3.969cm" style:rel-column-width="2250*"/>
    </style:style>
    <style:style style:name="Tabel2.D" style:family="table-column">
      <style:table-column-properties style:column-width="5.265cm" style:rel-column-width="2985*"/>
    </style:style>
    <style:style style:name="Tabe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2.D1" style:family="table-cell">
      <style:table-cell-properties fo:padding="0.097cm" fo:border="0.002cm solid #000000"/>
    </style:style>
    <style:style style:name="Tabel2.A2" style:family="table-cell">
      <style:table-cell-properties fo:padding="0.097cm" fo:border-left="0.002cm solid #000000" fo:border-right="none" fo:border-top="none" fo:border-bottom="0.002cm solid #000000"/>
    </style:style>
    <style:style style:name="Tabel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resultaten_5f_pieter" style:display-name="resultaten_pieter" style:family="table">
      <style:table-properties style:width="15.134cm" fo:margin-left="1.281cm" fo:margin-right="0.586cm" table:align="margins"/>
    </style:style>
    <style:style style:name="resultaten_5f_pieter.A" style:display-name="resultaten_pieter.A" style:family="table-column">
      <style:table-column-properties style:column-width="2.99cm" style:rel-column-width="1695*"/>
    </style:style>
    <style:style style:name="resultaten_5f_pieter.B" style:display-name="resultaten_pieter.B" style:family="table-column">
      <style:table-column-properties style:column-width="2.858cm" style:rel-column-width="1620*"/>
    </style:style>
    <style:style style:name="resultaten_5f_pieter.C" style:display-name="resultaten_pieter.C" style:family="table-column">
      <style:table-column-properties style:column-width="3.995cm" style:rel-column-width="2265*"/>
    </style:style>
    <style:style style:name="resultaten_5f_pieter.D" style:display-name="resultaten_pieter.D" style:family="table-column">
      <style:table-column-properties style:column-width="5.292cm" style:rel-column-width="3000*"/>
    </style:style>
    <style:style style:name="resultaten_5f_pieter.A1" style:display-name="resultaten_pieter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sultaten_5f_pieter.D1" style:display-name="resultaten_pieter.D1" style:family="table-cell">
      <style:table-cell-properties fo:padding="0.097cm" fo:border="0.002cm solid #000000"/>
    </style:style>
    <style:style style:name="resultaten_5f_pieter.A2" style:display-name="resultaten_pieter.A2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resultaten_5f_pieter.D2" style:display-name="resultaten_pieter.D2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resultaten_5f_pieter.A3" style:display-name="resultaten_pieter.A3" style:family="table-cell">
      <style:table-cell-properties fo:background-color="#ff00ff" fo:padding="0.097cm" fo:border-left="0.002cm solid #000000" fo:border-right="none" fo:border-top="none" fo:border-bottom="0.002cm solid #000000">
        <style:background-image/>
      </style:table-cell-properties>
    </style:style>
    <style:style style:name="resultaten_5f_pieter.D3" style:display-name="resultaten_pieter.D3" style:family="table-cell">
      <style:table-cell-properties fo:background-color="#ff00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resultaten_5f_pieter.A6" style:display-name="resultaten_pieter.A6" style:family="table-cell">
      <style:table-cell-properties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resultaten_5f_pieter.D6" style:display-name="resultaten_pieter.D6" style:family="table-cell">
      <style:table-cell-properties fo:background-color="#ff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kleurkaart" style:family="table">
      <style:table-properties style:width="10.054cm" fo:margin-left="1.281cm" fo:margin-right="5.666cm" table:align="margins"/>
    </style:style>
    <style:style style:name="kleurkaart.A" style:family="table-column">
      <style:table-column-properties style:column-width="2.461cm" style:rel-column-width="1395*"/>
    </style:style>
    <style:style style:name="kleurkaart.B" style:family="table-column">
      <style:table-column-properties style:column-width="3.466cm" style:rel-column-width="1965*"/>
    </style:style>
    <style:style style:name="kleurkaart.C" style:family="table-column">
      <style:table-column-properties style:column-width="4.128cm" style:rel-column-width="2340*"/>
    </style:style>
    <style:style style:name="kleurkaart.A1" style:family="table-cell">
      <style:table-cell-properties fo:padding="0.097cm" fo:border-left="0.002cm solid #000000" fo:border-right="none" fo:border-top="0.002cm solid #000000" fo:border-bottom="0.002cm solid #000000"/>
    </style:style>
    <style:style style:name="kleurkaart.C1" style:family="table-cell">
      <style:table-cell-properties fo:padding="0.097cm" fo:border="0.002cm solid #000000"/>
    </style:style>
    <style:style style:name="Tabel3" style:family="table">
      <style:table-properties style:width="10.054cm" fo:margin-left="1.281cm" fo:margin-right="5.666cm" table:align="margins"/>
    </style:style>
    <style:style style:name="Tabel3.A" style:family="table-column">
      <style:table-column-properties style:column-width="2.461cm" style:rel-column-width="1395*"/>
    </style:style>
    <style:style style:name="Tabel3.B" style:family="table-column">
      <style:table-column-properties style:column-width="3.466cm" style:rel-column-width="1965*"/>
    </style:style>
    <style:style style:name="Tabel3.C" style:family="table-column">
      <style:table-column-properties style:column-width="4.128cm" style:rel-column-width="2340*"/>
    </style:style>
    <style:style style:name="Tabe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3.C1" style:family="table-cell">
      <style:table-cell-properties fo:padding="0.097cm" fo:border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 style:list-style-name="L1"/>
    <style:style style:name="P6" style:family="paragraph" style:parent-style-name="Standard">
      <style:paragraph-properties fo:break-before="page"/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able_20_Contents">
      <style:paragraph-properties fo:background-color="#00ff00">
        <style:background-image/>
      </style:paragraph-properties>
    </style:style>
    <style:style style:name="P8" style:family="paragraph" style:parent-style-name="Table_20_Contents">
      <style:paragraph-properties fo:background-color="#ff0000">
        <style:background-image/>
      </style:paragraph-properties>
    </style:style>
    <style:style style:name="P9" style:family="paragraph" style:parent-style-name="Table_20_Contents">
      <style:paragraph-properties fo:background-color="#ff00ff">
        <style:background-image/>
      </style:paragraph-properties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E2722</text:p>
      <text:p text:style-name="P2"><text:tab/><text:span text:style-name="T3">Resultaten door automatische analyse na controle</text:span></text:p>
      <text:p text:style-name="P4"/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row>
          <table:table-cell table:style-name="Tabel1.A1" office:value-type="string">
            <text:p text:style-name="Table_20_Contents">Chrom</text:p>
          </table:table-cell>
          <table:table-cell table:style-name="Tabel1.A1" office:value-type="string">
            <text:p text:style-name="Table_20_Contents">Positie</text:p>
          </table:table-cell>
          <table:table-cell table:style-name="Tabel1.A1" office:value-type="string">
            <text:p text:style-name="Table_20_Contents">Type</text:p>
          </table:table-cell>
          <table:table-cell table:style-name="Tabel1.D1" office:value-type="string">
            <text:p text:style-name="Table_20_Contents">Description</text:p>
          </table:table-cell>
        </table:table-row>
        <table:table-row>
          <table:table-cell table:style-name="Tabel1.A2" office:value-type="string">
            <text:p text:style-name="Table_20_Contents">NC_007973</text:p>
          </table:table-cell>
          <table:table-cell table:style-name="Tabel1.A2" office:value-type="string">
            <text:p text:style-name="Table_20_Contents">1.373.826</text:p>
          </table:table-cell>
          <table:table-cell table:style-name="Tabel1.A2" office:value-type="string">
            <text:p text:style-name="Table_20_Contents">Del (6-7)</text:p>
          </table:table-cell>
          <table:table-cell table:style-name="Tabel1.D2" office:value-type="string">
            <text:p text:style-name="Table_20_Contents">ISRme5 (Rmet_1251)</text:p>
          </table:table-cell>
        </table:table-row>
        <table:table-row>
          <table:table-cell table:style-name="Tabel1.A2" office:value-type="string">
            <text:p text:style-name="Table_20_Contents">NC_007973</text:p>
          </table:table-cell>
          <table:table-cell table:style-name="Tabel1.A2" office:value-type="string">
            <text:p text:style-name="Table_20_Contents">1.400.000</text:p>
          </table:table-cell>
          <table:table-cell table:style-name="Tabel1.A2" office:value-type="string">
            <text:p text:style-name="Table_20_Contents">Del (6-7)</text:p>
          </table:table-cell>
          <table:table-cell table:style-name="Tabel1.D2" office:value-type="string">
            <text:p text:style-name="Table_20_Contents">ISRme5 (Rmet_1280)</text:p>
          </table:table-cell>
        </table:table-row>
        <table:table-row>
          <table:table-cell table:style-name="Tabel1.A2" office:value-type="string">
            <text:p text:style-name="Table_20_Contents">NC_007973</text:p>
          </table:table-cell>
          <table:table-cell table:style-name="Tabel1.A2" office:value-type="string">
            <text:p text:style-name="Table_20_Contents">1.416.892</text:p>
          </table:table-cell>
          <table:table-cell table:style-name="Tabel1.A2" office:value-type="string">
            <text:p text:style-name="Table_20_Contents">Del (6-7)</text:p>
          </table:table-cell>
          <table:table-cell table:style-name="Tabel1.D2" office:value-type="string">
            <text:p text:style-name="Table_20_Contents">ISRme5 (Rmet_1300)</text:p>
          </table:table-cell>
        </table:table-row>
        <table:table-row>
          <table:table-cell table:style-name="Tabel1.A2" office:value-type="string">
            <text:p text:style-name="Table_20_Contents">NC_007973</text:p>
          </table:table-cell>
          <table:table-cell table:style-name="Tabel1.A2" office:value-type="string">
            <text:p text:style-name="Table_20_Contents">1.901.700</text:p>
          </table:table-cell>
          <table:table-cell table:style-name="Tabel1.A2" office:value-type="string">
            <text:p text:style-name="Table_20_Contents">Ins, Del (6-7)</text:p>
          </table:table-cell>
          <table:table-cell table:style-name="Tabel1.D2" office:value-type="string">
            <text:p text:style-name="Table_20_Contents">AgrR / AgrS (Rmet_1752-Rmet_1753) *</text:p>
          </table:table-cell>
        </table:table-row>
        <table:table-row>
          <table:table-cell table:style-name="Tabel1.A2" office:value-type="string">
            <text:p text:style-name="Table_20_Contents">NC_007973</text:p>
          </table:table-cell>
          <table:table-cell table:style-name="Tabel1.A2" office:value-type="string">
            <text:p text:style-name="Table_20_Contents">2.373.330</text:p>
          </table:table-cell>
          <table:table-cell table:style-name="Tabel1.A2" office:value-type="string">
            <text:p text:style-name="Table_20_Contents">Ins</text:p>
          </table:table-cell>
          <table:table-cell table:style-name="Tabel1.D2" office:value-type="string">
            <text:p text:style-name="Table_20_Contents">Rmet_2171</text:p>
          </table:table-cell>
        </table:table-row>
        <table:table-row>
          <table:table-cell table:style-name="Tabel1.A2" office:value-type="string">
            <text:p text:style-name="Table_20_Contents">NC_007973</text:p>
          </table:table-cell>
          <table:table-cell table:style-name="Tabel1.A2" office:value-type="string">
            <text:p text:style-name="Table_20_Contents">3.250.033</text:p>
          </table:table-cell>
          <table:table-cell table:style-name="Tabel1.A2" office:value-type="string">
            <text:p text:style-name="Table_20_Contents">Ins</text:p>
          </table:table-cell>
          <table:table-cell table:style-name="Tabel1.D2" office:value-type="string">
            <text:p text:style-name="Table_20_Contents">PtxD (Rmet_2992)</text:p>
          </table:table-cell>
        </table:table-row>
        <table:table-row>
          <table:table-cell table:style-name="Tabel1.A2" office:value-type="string">
            <text:p text:style-name="Table_20_Contents">NC_007973</text:p>
          </table:table-cell>
          <table:table-cell table:style-name="Tabel1.A2" office:value-type="string">
            <text:p text:style-name="Table_20_Contents"><text:bookmark-start text:name="__DdeLink__48_355450862"/>3.403.651<text:bookmark-end text:name="__DdeLink__48_355450862"/></text:p>
          </table:table-cell>
          <table:table-cell table:style-name="Tabel1.A2" office:value-type="string">
            <text:p text:style-name="Table_20_Contents">Ins, Del (3-4)</text:p>
          </table:table-cell>
          <table:table-cell table:style-name="Tabel1.D2" office:value-type="string">
            <text:p text:style-name="Table_20_Contents">Rmet_3139</text:p>
          </table:table-cell>
        </table:table-row>
        <table:table-row>
          <table:table-cell table:style-name="Tabel1.A2" office:value-type="string">
            <text:p text:style-name="Table_20_Contents">NC_007973</text:p>
          </table:table-cell>
          <table:table-cell table:style-name="Tabel1.A2" office:value-type="string">
            <text:p text:style-name="Table_20_Contents">3.816.664</text:p>
          </table:table-cell>
          <table:table-cell table:style-name="Tabel1.A2" office:value-type="string">
            <text:p text:style-name="Table_20_Contents">Ins, Del (6-7)</text:p>
          </table:table-cell>
          <table:table-cell table:style-name="Tabel1.D2" office:value-type="string">
            <text:p text:style-name="Table_20_Contents">CupA (Rmet_35224) **</text:p>
          </table:table-cell>
        </table:table-row>
        <table:table-row>
          <table:table-cell table:style-name="Tabel1.A2" office:value-type="string">
            <text:p text:style-name="Table_20_Contents">pMOL30</text:p>
          </table:table-cell>
          <table:table-cell table:style-name="Tabel1.A2" office:value-type="string">
            <text:p text:style-name="Table_20_Contents">189.026</text:p>
          </table:table-cell>
          <table:table-cell table:style-name="Tabel1.A2" office:value-type="string">
            <text:p text:style-name="Table_20_Contents">Ins</text:p>
          </table:table-cell>
          <table:table-cell table:style-name="Tabel1.D2" office:value-type="string">
            <text:p text:style-name="Table_20_Contents">CopA1 (Rmet_6112)</text:p>
          </table:table-cell>
        </table:table-row>
      </table:table>
      <text:p text:style-name="P2"><text:tab/></text:p>
      <text:p text:style-name="Standard"><text:span text:style-name="T1"><text:tab/></text:span><text:span text:style-name="T2">Resultaten door dhr. Monsieurs, Pieter</text:span></text:p>
      <text:p text:style-name="Standard"><text:span text:style-name="T2"/></text:p>
      <table:table table:name="Uitkomst_Pieter" table:style-name="Uitkomst_5f_Pieter">
        <table:table-column table:style-name="Uitkomst_5f_Pieter.A"/>
        <table:table-column table:style-name="Uitkomst_5f_Pieter.B"/>
        <table:table-column table:style-name="Uitkomst_5f_Pieter.C"/>
        <table:table-column table:style-name="Uitkomst_5f_Pieter.D"/>
        <table:table-row>
          <table:table-cell table:style-name="Uitkomst_5f_Pieter.A1" office:value-type="string">
            <text:p text:style-name="Table_20_Contents">Chrom</text:p>
          </table:table-cell>
          <table:table-cell table:style-name="Uitkomst_5f_Pieter.A1" office:value-type="string">
            <text:p text:style-name="Table_20_Contents">Positie</text:p>
          </table:table-cell>
          <table:table-cell table:style-name="Uitkomst_5f_Pieter.A1" office:value-type="string">
            <text:p text:style-name="Table_20_Contents">Type</text:p>
          </table:table-cell>
          <table:table-cell table:style-name="Uitkomst_5f_Pieter.D1" office:value-type="string">
            <text:p text:style-name="Table_20_Contents">Description</text:p>
          </table:table-cell>
        </table:table-row>
        <table:table-row>
          <table:table-cell table:style-name="Uitkomst_5f_Pieter.A2" office:value-type="string">
            <text:p text:style-name="Table_20_Contents">NC_007973</text:p>
          </table:table-cell>
          <table:table-cell table:style-name="Uitkomst_5f_Pieter.A2" office:value-type="string">
            <text:p text:style-name="Table_20_Contents">1.901.700</text:p>
          </table:table-cell>
          <table:table-cell table:style-name="Uitkomst_5f_Pieter.A2" office:value-type="string">
            <text:p text:style-name="Table_20_Contents">Ins</text:p>
          </table:table-cell>
          <table:table-cell table:style-name="Uitkomst_5f_Pieter.D2" office:value-type="string">
            <text:p text:style-name="Table_20_Contents">IS1086 (arg)</text:p>
          </table:table-cell>
        </table:table-row>
        <table:table-row>
          <table:table-cell table:style-name="Uitkomst_5f_Pieter.A2" office:value-type="string">
            <text:p text:style-name="Table_20_Contents">NC_007973</text:p>
          </table:table-cell>
          <table:table-cell table:style-name="Uitkomst_5f_Pieter.A2" office:value-type="string">
            <text:p text:style-name="Table_20_Contents">2.373.325</text:p>
          </table:table-cell>
          <table:table-cell table:style-name="Uitkomst_5f_Pieter.A2" office:value-type="string">
            <text:p text:style-name="Table_20_Contents">Ins</text:p>
          </table:table-cell>
          <table:table-cell table:style-name="Uitkomst_5f_Pieter.D2" office:value-type="string">
            <text:p text:style-name="Table_20_Contents">ISRme15 (Rmet_2171)</text:p>
          </table:table-cell>
        </table:table-row>
        <table:table-row>
          <table:table-cell table:style-name="Uitkomst_5f_Pieter.A4" office:value-type="string">
            <text:p text:style-name="Table_20_Contents">NC_007973</text:p>
          </table:table-cell>
          <table:table-cell table:style-name="Uitkomst_5f_Pieter.A4" office:value-type="string">
            <text:p text:style-name="Table_20_Contents">3.090.000</text:p>
          </table:table-cell>
          <table:table-cell table:style-name="Uitkomst_5f_Pieter.A4" office:value-type="string">
            <text:p text:style-name="Table_20_Contents">Del</text:p>
          </table:table-cell>
          <table:table-cell table:style-name="Uitkomst_5f_Pieter.D4" office:value-type="string">
            <text:p text:style-name="Table_20_Contents">IS1086</text:p>
          </table:table-cell>
        </table:table-row>
        <table:table-row>
          <table:table-cell table:style-name="Uitkomst_5f_Pieter.A2" office:value-type="string">
            <text:p text:style-name="Table_20_Contents">NC_007973</text:p>
          </table:table-cell>
          <table:table-cell table:style-name="Uitkomst_5f_Pieter.A2" office:value-type="string">
            <text:p text:style-name="Table_20_Contents">3.250.000</text:p>
          </table:table-cell>
          <table:table-cell table:style-name="Uitkomst_5f_Pieter.A2" office:value-type="string">
            <text:p text:style-name="Table_20_Contents">Ins</text:p>
          </table:table-cell>
          <table:table-cell table:style-name="Uitkomst_5f_Pieter.D2" office:value-type="string">
            <text:p text:style-name="Table_20_Contents">ISRme15 (Rmet_2992)</text:p>
          </table:table-cell>
        </table:table-row>
        <table:table-row>
          <table:table-cell table:style-name="Uitkomst_5f_Pieter.A2" office:value-type="string">
            <text:p text:style-name="Table_20_Contents">NC_007973</text:p>
          </table:table-cell>
          <table:table-cell table:style-name="Uitkomst_5f_Pieter.A2" office:value-type="string">
            <text:p text:style-name="Table_20_Contents">3.403.500</text:p>
          </table:table-cell>
          <table:table-cell table:style-name="Uitkomst_5f_Pieter.A2" office:value-type="string">
            <text:p text:style-name="Table_20_Contents">Del</text:p>
          </table:table-cell>
          <table:table-cell table:style-name="Uitkomst_5f_Pieter.D2" office:value-type="string">
            <text:p text:style-name="Table_20_Contents">Tn6049</text:p>
          </table:table-cell>
        </table:table-row>
        <table:table-row>
          <table:table-cell table:style-name="Uitkomst_5f_Pieter.A2" office:value-type="string">
            <text:p text:style-name="Table_20_Contents">NC_007973</text:p>
          </table:table-cell>
          <table:table-cell table:style-name="Uitkomst_5f_Pieter.A2" office:value-type="string">
            <text:p text:style-name="Table_20_Contents">3.816.700</text:p>
          </table:table-cell>
          <table:table-cell table:style-name="Uitkomst_5f_Pieter.A2" office:value-type="string">
            <text:p text:style-name="Table_20_Contents">Ins</text:p>
          </table:table-cell>
          <table:table-cell table:style-name="Uitkomst_5f_Pieter.D2" office:value-type="string">
            <text:p text:style-name="Table_20_Contents">ISRme5 (cupA)</text:p>
          </table:table-cell>
        </table:table-row>
      </table:table>
      <text:p text:style-name="Standard"/>
      <table:table table:name="Tabel3" table:style-name="Tabel3">
        <table:table-column table:style-name="Tabel3.A"/>
        <table:table-column table:style-name="Tabel3.B"/>
        <table:table-column table:style-name="Tabel3.C"/>
        <table:table-row>
          <table:table-cell table:style-name="Tabel3.A1" office:value-type="string">
            <text:p text:style-name="P7">Gevonden</text:p>
          </table:table-cell>
          <table:table-cell table:style-name="Tabel3.A1" office:value-type="string">
            <text:p text:style-name="P8">Niet gevonden</text:p>
          </table:table-cell>
          <table:table-cell table:style-name="Tabel3.C1" office:value-type="string">
            <text:p text:style-name="P9">Na manuele locatie</text:p>
          </table:table-cell>
        </table:table-row>
      </table:table>
      <text:p text:style-name="P2"><text:span text:style-name="T2"/></text:p>
      <text:list xml:id="list1347656917" text:style-name="L1">
        <text:list-item>
          <text:list>
            <text:list-item>
              <text:p text:style-name="P3">(*) de lengte is in de orde van 600-700 (wat op agrR zou wijzen, de positie evenwel zou agrS aanduiden)<text:tab/></text:p>
            </text:list-item>
            <text:list-item>
              <text:p text:style-name="P3">(**) heel lang stuk op de afbeelding, gen is 2.4 kb lang</text:p>
            </text:list-item>
          </text:list>
        </text:list-item>
      </text:list>
      <text:p text:style-name="P6">AE2720</text:p>
      <text:p text:style-name="P4"><text:tab/>Resultaten door automatische analyse na controle</text:p>
      <text:p text:style-name="P4"><text:tab/></text:p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row>
          <table:table-cell table:style-name="Tabel2.A1" office:value-type="string">
            <text:p text:style-name="Table_20_Contents">Chrom</text:p>
          </table:table-cell>
          <table:table-cell table:style-name="Tabel2.A1" office:value-type="string">
            <text:p text:style-name="Table_20_Contents">Positie</text:p>
          </table:table-cell>
          <table:table-cell table:style-name="Tabel2.A1" office:value-type="string">
            <text:p text:style-name="Table_20_Contents">Type</text:p>
          </table:table-cell>
          <table:table-cell table:style-name="Tabel2.D1" office:value-type="string">
            <text:p text:style-name="Table_20_Contents">Description</text:p>
          </table:table-cell>
        </table:table-row>
        <table:table-row>
          <table:table-cell table:style-name="Tabel2.A2" office:value-type="string">
            <text:p text:style-name="Table_20_Contents">NC_007973</text:p>
          </table:table-cell>
          <table:table-cell table:style-name="Tabel2.A2" office:value-type="string">
            <text:p text:style-name="Table_20_Contents">1.903.453</text:p>
          </table:table-cell>
          <table:table-cell table:style-name="Tabel2.A2" office:value-type="string">
            <text:p text:style-name="Table_20_Contents">Ins, Del (5-7)</text:p>
          </table:table-cell>
          <table:table-cell table:style-name="Tabel2.D2" office:value-type="string">
            <text:p text:style-name="Table_20_Contents">AgrR / AgrS (Rmet_1752-Rmet_1753) <text:s/>*</text:p>
          </table:table-cell>
        </table:table-row>
        <table:table-row>
          <table:table-cell table:style-name="Tabel2.A2" office:value-type="string">
            <text:p text:style-name="Table_20_Contents">NC_007973</text:p>
          </table:table-cell>
          <table:table-cell table:style-name="Tabel2.A2" office:value-type="string">
            <text:p text:style-name="Table_20_Contents">2.169.949</text:p>
          </table:table-cell>
          <table:table-cell table:style-name="Tabel2.A2" office:value-type="string">
            <text:p text:style-name="Table_20_Contents">Ins</text:p>
          </table:table-cell>
          <table:table-cell table:style-name="Tabel2.D2" office:value-type="string">
            <text:p text:style-name="Table_20_Contents">TnmA (Rmet_2000) **</text:p>
          </table:table-cell>
        </table:table-row>
        <table:table-row>
          <table:table-cell table:style-name="Tabel2.A2" office:value-type="string">
            <text:p text:style-name="Table_20_Contents">NC_007973</text:p>
          </table:table-cell>
          <table:table-cell table:style-name="Tabel2.A2" office:value-type="string">
            <text:p text:style-name="Table_20_Contents">2.373.000</text:p>
          </table:table-cell>
          <table:table-cell table:style-name="Tabel2.A2" office:value-type="string">
            <text:p text:style-name="Table_20_Contents">Ins</text:p>
          </table:table-cell>
          <table:table-cell table:style-name="Tabel2.D2" office:value-type="string">
            <text:p text:style-name="Table_20_Contents">Rmet_2171</text:p>
          </table:table-cell>
        </table:table-row>
        <table:table-row>
          <table:table-cell table:style-name="Tabel2.A2" office:value-type="string">
            <text:p text:style-name="Table_20_Contents">NC_007973</text:p>
          </table:table-cell>
          <table:table-cell table:style-name="Tabel2.A2" office:value-type="string">
            <text:p text:style-name="Table_20_Contents">2.376.477</text:p>
          </table:table-cell>
          <table:table-cell table:style-name="Tabel2.A2" office:value-type="string">
            <text:p text:style-name="Table_20_Contents">Ins, Del (5-7)</text:p>
          </table:table-cell>
          <table:table-cell table:style-name="Tabel2.D2" office:value-type="string">
            <text:p text:style-name="Table_20_Contents">Int (Rmet_2172)</text:p>
          </table:table-cell>
        </table:table-row>
        <table:table-row>
          <table:table-cell table:style-name="Tabel2.A2" office:value-type="string">
            <text:p text:style-name="Table_20_Contents">NC_007973</text:p>
          </table:table-cell>
          <table:table-cell table:style-name="Tabel2.A2" office:value-type="string">
            <text:p text:style-name="Table_20_Contents">3.404.972</text:p>
          </table:table-cell>
          <table:table-cell table:style-name="Tabel2.A2" office:value-type="string">
            <text:p text:style-name="Table_20_Contents">Del (3-4)</text:p>
          </table:table-cell>
          <table:table-cell table:style-name="Tabel2.D2" office:value-type="string">
            <text:p text:style-name="Table_20_Contents">GspA (Rmet3141) of tnmA (Rmet_3142) ***</text:p>
          </table:table-cell>
        </table:table-row>
        <table:table-row>
          <table:table-cell table:style-name="Tabel2.A2" office:value-type="string">
            <text:p text:style-name="Table_20_Contents">pMOL30</text:p>
          </table:table-cell>
          <table:table-cell table:style-name="Tabel2.A2" office:value-type="string">
            <text:p text:style-name="Table_20_Contents">188.859</text:p>
          </table:table-cell>
          <table:table-cell table:style-name="Tabel2.A2" office:value-type="string">
            <text:p text:style-name="Table_20_Contents">Ins</text:p>
          </table:table-cell>
          <table:table-cell table:style-name="Tabel2.D2" office:value-type="string">
            <text:p text:style-name="Table_20_Contents">CopA1 (Rmet_6112)</text:p>
          </table:table-cell>
        </table:table-row>
      </table:table>
      <text:list xml:id="list966817611" text:continue-numbering="true" text:style-name="L1">
        <text:list-header>
          <text:p text:style-name="P5"><text:span text:style-name="T2"/></text:p>
        </text:list-header>
      </text:list>
      <text:p text:style-name="Standard"><text:span text:style-name="T2"/></text:p>
      <text:list xml:id="list1029462038" text:continue-numbering="true" text:style-name="L1">
        <text:list-header>
          <text:p text:style-name="P5"><text:span text:style-name="T2">Resultaten door dhr. Monsieurs, Pieter</text:span></text:p>
        </text:list-header>
      </text:list>
      <text:p text:style-name="Standard"><text:span text:style-name="T2"/></text:p>
      <table:table table:name="resultaten_pieter" table:style-name="resultaten_5f_pieter">
        <table:table-column table:style-name="resultaten_5f_pieter.A"/>
        <table:table-column table:style-name="resultaten_5f_pieter.B"/>
        <table:table-column table:style-name="resultaten_5f_pieter.C"/>
        <table:table-column table:style-name="resultaten_5f_pieter.D"/>
        <table:table-row>
          <table:table-cell table:style-name="resultaten_5f_pieter.A1" office:value-type="string">
            <text:p text:style-name="Table_20_Contents">Chrom</text:p>
          </table:table-cell>
          <table:table-cell table:style-name="resultaten_5f_pieter.A1" office:value-type="string">
            <text:p text:style-name="Table_20_Contents">Positie</text:p>
          </table:table-cell>
          <table:table-cell table:style-name="resultaten_5f_pieter.A1" office:value-type="string">
            <text:p text:style-name="Table_20_Contents">Type</text:p>
          </table:table-cell>
          <table:table-cell table:style-name="resultaten_5f_pieter.D1" office:value-type="string">
            <text:p text:style-name="Table_20_Contents">Description</text:p>
          </table:table-cell>
        </table:table-row>
        <table:table-row>
          <table:table-cell table:style-name="resultaten_5f_pieter.A2" office:value-type="string">
            <text:p text:style-name="Table_20_Contents">NC_007973</text:p>
          </table:table-cell>
          <table:table-cell table:style-name="resultaten_5f_pieter.A2" office:value-type="string">
            <text:p text:style-name="Table_20_Contents">1.902.600</text:p>
          </table:table-cell>
          <table:table-cell table:style-name="resultaten_5f_pieter.A2" office:value-type="string">
            <text:p text:style-name="Table_20_Contents">Ins</text:p>
          </table:table-cell>
          <table:table-cell table:style-name="resultaten_5f_pieter.D2" office:value-type="string">
            <text:p text:style-name="Table_20_Contents">ISRme3 (agr)</text:p>
          </table:table-cell>
        </table:table-row>
        <table:table-row>
          <table:table-cell table:style-name="resultaten_5f_pieter.A3" office:value-type="string">
            <text:p text:style-name="Table_20_Contents">NC_007973</text:p>
          </table:table-cell>
          <table:table-cell table:style-name="resultaten_5f_pieter.A3" office:value-type="string">
            <text:p text:style-name="Table_20_Contents">2.373.371</text:p>
          </table:table-cell>
          <table:table-cell table:style-name="resultaten_5f_pieter.A3" office:value-type="string">
            <text:p text:style-name="Table_20_Contents">Ins</text:p>
          </table:table-cell>
          <table:table-cell table:style-name="resultaten_5f_pieter.D3" office:value-type="string">
            <text:p text:style-name="Table_20_Contents">ISRme15 (Rmet_2171)</text:p>
          </table:table-cell>
        </table:table-row>
        <table:table-row>
          <table:table-cell table:style-name="resultaten_5f_pieter.A2" office:value-type="string">
            <text:p text:style-name="Table_20_Contents">NC_007973</text:p>
          </table:table-cell>
          <table:table-cell table:style-name="resultaten_5f_pieter.A2" office:value-type="string">
            <text:p text:style-name="Table_20_Contents">2.375.581</text:p>
          </table:table-cell>
          <table:table-cell table:style-name="resultaten_5f_pieter.A2" office:value-type="string">
            <text:p text:style-name="Table_20_Contents">Ins</text:p>
          </table:table-cell>
          <table:table-cell table:style-name="resultaten_5f_pieter.D2" office:value-type="string">
            <text:p text:style-name="Table_20_Contents">ISRme3 (int)</text:p>
          </table:table-cell>
        </table:table-row>
        <table:table-row>
          <table:table-cell table:style-name="resultaten_5f_pieter.A2" office:value-type="string">
            <text:p text:style-name="Table_20_Contents">NC_007973</text:p>
          </table:table-cell>
          <table:table-cell table:style-name="resultaten_5f_pieter.A2" office:value-type="string">
            <text:p text:style-name="Table_20_Contents">3.403.500</text:p>
          </table:table-cell>
          <table:table-cell table:style-name="resultaten_5f_pieter.A2" office:value-type="string">
            <text:p text:style-name="Table_20_Contents">Del</text:p>
          </table:table-cell>
          <table:table-cell table:style-name="resultaten_5f_pieter.D2" office:value-type="string">
            <text:p text:style-name="Table_20_Contents">Tn6049</text:p>
          </table:table-cell>
        </table:table-row>
        <table:table-row>
          <table:table-cell table:style-name="resultaten_5f_pieter.A6" office:value-type="string">
            <text:p text:style-name="Table_20_Contents">NC_007973</text:p>
          </table:table-cell>
          <table:table-cell table:style-name="resultaten_5f_pieter.A6" office:value-type="string">
            <text:p text:style-name="Table_20_Contents">3.626.000</text:p>
          </table:table-cell>
          <table:table-cell table:style-name="resultaten_5f_pieter.A6" office:value-type="string">
            <text:p text:style-name="Table_20_Contents">Del</text:p>
          </table:table-cell>
          <table:table-cell table:style-name="resultaten_5f_pieter.D6" office:value-type="string">
            <text:p text:style-name="Table_20_Contents">ISRme3</text:p>
          </table:table-cell>
        </table:table-row>
      </table:table>
      <text:p text:style-name="Standard"><text:span text:style-name="T2"/></text:p>
      <text:p text:style-name="Standard"><text:span text:style-name="T2"><text:tab/></text:span></text:p>
      <table:table table:name="kleurkaart" table:style-name="kleurkaart">
        <table:table-column table:style-name="kleurkaart.A"/>
        <table:table-column table:style-name="kleurkaart.B"/>
        <table:table-column table:style-name="kleurkaart.C"/>
        <table:table-row>
          <table:table-cell table:style-name="kleurkaart.A1" office:value-type="string">
            <text:p text:style-name="P7">Gevonden</text:p>
          </table:table-cell>
          <table:table-cell table:style-name="kleurkaart.A1" office:value-type="string">
            <text:p text:style-name="P8">Niet gevonden</text:p>
          </table:table-cell>
          <table:table-cell table:style-name="kleurkaart.C1" office:value-type="string">
            <text:p text:style-name="P9">Na manuele locatie</text:p>
          </table:table-cell>
        </table:table-row>
      </table:table>
      <text:p text:style-name="Standard"><text:span text:style-name="T2"/></text:p>
      <text:list xml:id="list2166511831" text:continue-numbering="true" text:style-name="L1">
        <text:list-item>
          <text:list>
            <text:list-item>
              <text:p text:style-name="P3">(*) de lengte is in de orde van 600-700 (wat op agrR zou wijzen, de positie evenwel zou agrS aanduiden)</text:p>
            </text:list-item>
            <text:list-item>
              <text:p text:style-name="P3">(**) manuele detectie zou deze vermoedelijk negeren (transposase Tn6049)</text:p>
            </text:list-item>
            <text:list-item>
              <text:p text:style-name="P3">(***) lengte +/- 300 beide zijn veel groter (800, 1400) gerelateerd met Tn6049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Arial" svg:font-family="Arial, Helvetica, sans-serif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venn </meta:initial-creator>
    <meta:creation-date>2012-03-08T16:07:56</meta:creation-date>
    <dc:date>2012-03-09T10:50:54</dc:date>
    <dc:creator>svenn </dc:creator>
    <meta:editing-duration>PT02H53M29S</meta:editing-duration>
    <meta:editing-cycles>46</meta:editing-cycles>
    <meta:generator>OpenOffice.org/3.2$Linux OpenOffice.org_project/320m12$Build-9483</meta:generator>
    <meta:document-statistic meta:table-count="6" meta:image-count="0" meta:object-count="0" meta:page-count="2" meta:paragraph-count="140" meta:word-count="281" meta:character-count="1835"/>
  </office:meta>
</office:document-meta>
</file>